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margin-left="0.4902in" fo:margin-right="0in" fo:text-align="justify" style:justify-single-word="false" fo:text-indent="0in" style:auto-text-indent="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4" style:family="paragraph" style:parent-style-name="Heading_20_3">
      <style:text-properties fo:language="en" fo:country="US"/>
    </style:style>
    <style:style style:name="P5" style:family="paragraph" style:parent-style-name="Heading_20_3">
      <style:text-properties fo:language="en" fo:country="US" style:language-asian="zxx" style:country-asian="none" style:language-complex="zxx" style:country-complex="none"/>
    </style:style>
    <style:style style:name="P6"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7"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8" style:family="paragraph" style:parent-style-name="Text_20_body" style:list-style-name="L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1" style:family="text">
      <style:text-properties fo:font-style="italic" style:font-style-asian="italic" style:font-style-complex="italic"/>
    </style:style>
    <style:style style:name="T2" style:family="text">
      <style:text-properties style:font-name="Courier New" fo:font-size="10pt"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VUEE model of the test praxis</text:h>
      <text:p text:style-name="P2"/>
      <text:p text:style-name="P2">March 14, 2014</text:p>
      <text:p text:style-name="P2"/>
      <text:p text:style-name="P1">The model has been packed into a directory (folder) whose default name is VUEEPACK. It is a self-contained, not installable program which should execute comfortably under any reasonably recent version of Windows.</text:p>
      <text:h text:style-name="P5" text:outline-level="3">Running the model</text:h>
      <text:p text:style-name="P1">Unpack the folder, get into VUEEPACK and double-click <text:span text:style-name="T1">runmodel.exe</text:span>. You will see a simple window which allow you to select the input data file for the model and an output file. The present model comes with two data files named <text:span text:style-name="T1">data_a.xml</text:span> and <text:span text:style-name="T1">data_b.xml</text:span> which are basically identical, except that the RF channel in <text:span text:style-name="T1">data_b.xml</text:span> is intentionally poorer, to show the effect of missing packets.</text:p>
      <text:p text:style-name="P1">The output file is mostly irrelevant. You only use it when something goes wrong and you want to find the source of the problem. Click <text:span text:style-name="T1">Run model</text:span> to start. After about two seconds you should see three windows: the root window of udaemon (which is the name of the visualization tool), the UART window for node 10, and the ROAMER window showing you the layout of the network against some (accidental) floor plan which I randomly pulled off the Internet. The model is now running. If you want to see elapsed time in the model, you can select CLOCK from the menu at the top of the root window and then click <text:span text:style-name="T1">Connect</text:span>.</text:p>
      <text:h text:style-name="P4" text:outline-level="3">The network</text:h>
      <text:p text:style-name="P1">Both data sets describe the same network consisting of 17 nodes. The nodes are assigned addresses (node ID's). Those addresses may be somewhat difficult to see against the background image, but if you hover the mouse over a node, then in the left bottom corner of the ROAMER window you will see a brief description of the node: </text:p>
      <text:list xml:id="list5746654969954265418" text:style-name="L1">
        <text:list-item>
          <text:p text:style-name="P8">the coordinates (in meters) from the top upper corner of the layout</text:p>
        </text:list-item>
        <text:list-item>
          <text:p text:style-name="P8">the node type (ap319, ap320, ap321)</text:p>
        </text:list-item>
        <text:list-item>
          <text:p text:style-name="P8">the serial number of the node (used internally by VUEE; for that, all nodes are numbered from 0 to N-1 where N is the total number of nodes)</text:p>
        </text:list-item>
        <text:list-item>
          <text:p text:style-name="P8">the Host ID of the node; this is what corresponds to NodeAddress in our setting</text:p>
        </text:list-item>
      </text:list>
      <text:p text:style-name="P1">Thus, for example, you can see that the yellow node close to the center of the layout has the NodeAddress of 10 and is an AP321. There is only one AP321 <text:s/>in the network. Of the remaining 16 nodes, 8 are AP319 (the light-blue ones numbered 129 – 136) and 8 are AP320 (the dark-blue ones numbered 257 – 264).</text:p>
      <text:h text:style-name="P4" text:outline-level="3">The praxis</text:h>
      <text:p text:style-name="P1">The network executes practically exactly the test that I sent you last time. Following our <text:soft-page-break/>last discussion, I have modified the test a bit. In AP319, the global bit of an event is now set based on the setting of the DIP switch S6. In the model, the switch setting is an attribute of the respective &lt;node&gt; in the data set. When you look at the <text:s/>data set (e.g., <text:span text:style-name="T1">data_a.xml</text:span>) you will see constructs like this (at all AP319 nodes):</text:p>
      <text:p text:style-name="P1"><text:tab/><text:span text:style-name="T2">&lt;preinit tag="switches" type="word"&gt;0x3313&lt;/preinit&gt;</text:span></text:p>
      <text:p text:style-name="P1">The hex value represents the ON (connected) values of switches, counting from the least significant bit:</text:p>
      <text:p text:style-name="P3">bits 0-3 <text:tab/>describe the setting of S1 (the first rotary switch)</text:p>
      <text:p text:style-name="P3">bits 4-7 <text:tab/>describe the setting of S2 (the second rotary switch)</text:p>
      <text:p text:style-name="P3">bits 8-13<text:tab/>describe the setting of S3, switches 1 through 6</text:p>
      <text:p text:style-name="P1">This may not be very important at the present stage, but it shows you how we can map some of the real-life hardware parameters of nodes to the virtual world. The model runs the same programs as a real set of nodes, so the relevant attributes of real hardware must have their virtual counterparts.</text:p>
      <text:p text:style-name="P1">Another item that I have modified is the amount of time for which the LED blinks after a communication failure: it is now 10 seconds.</text:p>
      <text:h text:style-name="P4" text:outline-level="3">What happens</text:h>
      <text:p text:style-name="P1">The UART window shows you what gets written to the RENESAS firmware over the UART on AP321. Note that only AP321 will allow you to open a UART window, because the remaining node types have no UARTs configured into the system.</text:p>
      <text:p text:style-name="P1">I have provided a trivial formatter (a plugin for udaemon) to partition the sequences of bytes written to the UART into messages and show them in some structural way. More hooks will come in the next version of the model where you will be able to play with the real praxis (e.g., testing the communication protocol between RENESAS and our end). For now, our code doesn't expect any input from RENESAS (it ignores all input from the UART).</text:p>
      <text:p text:style-name="P9">Immediately after reset, the node writes a dummy message to the UART which you should ignore. Its role is to show that the node is alive. It looks like an event message with all fields set to zero.</text:p>
      <text:p text:style-name="P9"/>
      <text:p text:style-name="P9">To trigger an event, select a tag, say an AP319, e.g., node 132, in the ROAMER window. Right click on that node and select PINS from the pop-up menu. That should open a window with those pins of the device that are interfaced to the outside world. In our case, the pins you see correspond to the 6 buttons of the tag. The upper row shows their direction (it is I – input for all pins, which it is supposed to be). The bottom row shows the current logic states (all zero, i.e., down). Right click on a selected box in the bottom row. This generates a push, i.e., the pin goes up for a short while and then immediately down.</text:p>
      <text:p text:style-name="P9"/>
      <text:p text:style-name="P9">In the data set, the main LED of a tag is mapped to the node circle shown in the ROAMER window, which means that the LED status is shown directly as the node's color (it goes red when the LED goes on) – no need to go any further. You can also see <text:soft-page-break/>the full LED panel of a node by selecting LEDS from its right-click menu in the ROAMER window. There are three more LEDs (as you know), and they are configured to show the radio status.</text:p>
      <text:p text:style-name="P9"/>
      <text:p text:style-name="P9">Note that if you left-click on a pin, it will switch (toggle) its status until the next click. This will also work as a (longish) button push, but you will have to click once more to unpush the button.</text:p>
      <text:p text:style-name="P9"/>
      <text:p text:style-name="P9">You will see that the pin panel of an AP320 tag is very simple (there is just a single button).</text:p>
      <text:p text:style-name="P9"/>
      <text:p text:style-name="P9">Note that you can move the devices around within the ROAMER window (by dragging them with the mouse). This corresponds to actually changing the device's location within the layout. To see communication problems, use the second data file (<text:span text:style-name="T1">data_b.xml</text:span>) and move the yellow (AP321) node to some corner. Then try triggering an event at some distant tag.</text:p>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1M29S</meta:editing-duration>
    <meta:editing-cycles>53</meta:editing-cycles>
    <meta:generator>OpenOffice/4.0.1$Win32 OpenOffice.org_project/401m5$Build-9714</meta:generator>
    <dc:date>2014-03-14T12:53:36.93</dc:date>
    <dc:creator>Pawel Gburzynski</dc:creator>
    <meta:document-statistic meta:table-count="0" meta:image-count="0" meta:object-count="0" meta:page-count="3" meta:paragraph-count="31" meta:word-count="1103" meta:character-count="6016"/>
    <meta:user-defined meta:name="Info 1"/>
    <meta:user-defined meta:name="Info 2"/>
    <meta:user-defined meta:name="Info 3"/>
    <meta:user-defined meta:name="Info 4"/>
  </office:meta>
</office:document-meta>
</file>